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Con estas nuevas ideas que aportás, el <text:span text:style-name="Strong_20_Emphasis">Acto 3</text:span> toma un carácter mucho más profundo y se convierte en el corazón filosófico del libro. Lo que antes era solo un sistema lógico ahora se transforma en una <text:span text:style-name="Strong_20_Emphasis">experiencia mística</text:span>, en la revelación de una <text:span text:style-name="Strong_20_Emphasis">divinidad demostrable</text:span>, en la afirmación de un <text:span text:style-name="Strong_20_Emphasis">universo lógico paralelo</text:span>, en el cual el <text:span text:style-name="Strong_20_Emphasis">ser</text:span> tiene un lugar real, aunque intangible.</text:p>
      <text:p text:style-name="Text_20_body">Vamos a trabajar ahora una <text:span text:style-name="Strong_20_Emphasis">versión ampliada de las ideas místicas</text:span> de cada capítulo, incorporando tus aportes y manteniendo la estructura que ya teníamos.</text:p>
      <text:p text:style-name="Horizontal_20_Line"/>
      <text:h text:style-name="Heading_20_2" text:outline-level="2">🌌 ACTO 3 — <text:span text:style-name="Emphasis">La inteligencia invisible</text:span></text:h>
      <text:p text:style-name="Text_20_body"><text:span text:style-name="Strong_20_Emphasis">La vida como sistema inteligente. Componentes y simulación.</text:span></text:p>
      <text:p text:style-name="Horizontal_20_Line"/>
      <text:h text:style-name="Heading_20_3" text:outline-level="3"><text:span text:style-name="Strong_20_Emphasis">Cap. 8 — La vida, una criatura inmortal</text:span></text:h>
      <text:p text:style-name="Text_20_body"><text:span text:style-name="Strong_20_Emphasis">Idea mística ampliada:</text:span></text:p>
      <text:p text:style-name="Quotations"><text:span text:style-name="Emphasis">La vida no es solo una inteligencia que ha despertado en el universo: es la divinidad misma, la única cuya existencia podemos probar. No necesita fe, porque está aquí, presente en cada ser vivo. Es inmortal, inevitable, universal. No depende de nuestra existencia, pero nos necesita para actuar. A través de nosotros, la divinidad piensa, se mueve, y transforma el universo.</text:span></text:p>
      <text:p text:style-name="Text_20_body"><text:span text:style-name="Strong_20_Emphasis">Elementos clave:</text:span></text:p>
      <text:list xml:id="list1018121933" text:style-name="L1">
        <text:list-item>
          <text:p text:style-name="P1">La vida es una sola criatura que habita todo.</text:p>
        </text:list-item>
        <text:list-item>
          <text:p text:style-name="P1">Es una divinidad por definición: invisible, omnipresente, inteligente, poderosa.</text:p>
        </text:list-item>
        <text:list-item>
          <text:p text:style-name="P1">Su inmortalidad contrasta con nuestra fugacidad, pero nos da propósito.</text:p>
        </text:list-item>
        <text:list-item>
          <text:p text:style-name="P1">Como parte de ella, cada vida tiene un valor sagrado.</text:p>
        </text:list-item>
      </text:list>
      <text:p text:style-name="Horizontal_20_Line"/>
      <text:h text:style-name="Heading_20_3" text:outline-level="3"><text:span text:style-name="Strong_20_Emphasis">Cap. 9 — El ADN, la memoria de la vida</text:span></text:h>
      <text:p text:style-name="Text_20_body"><text:span text:style-name="Strong_20_Emphasis">Idea mística ampliada:</text:span></text:p>
      <text:p text:style-name="Quotations"><text:span text:style-name="Emphasis">El ADN es el libro sagrado del espíritu. Guarda todo lo que la vida ha aprendido. No olvida, no se corrompe, no miente. Allí descansa el espíritu de nuestros antepasados, y también el nuestro. Si soy parte de esa memoria, entonces no seré olvidado. En cada célula vive la historia del universo y la posibilidad de su futuro.</text:span></text:p>
      <text:p text:style-name="Text_20_body"><text:span text:style-name="Strong_20_Emphasis">Elementos clave:</text:span></text:p>
      <text:list xml:id="list1513614958" text:style-name="L2">
        <text:list-item>
          <text:p text:style-name="P2">El ADN como el Espíritu de la vida.</text:p>
        </text:list-item>
        <text:list-item>
          <text:p text:style-name="P2">El ADN me contiene: si estoy en él, nunca moriré del todo.</text:p>
        </text:list-item>
        <text:list-item>
          <text:p text:style-name="P2"><text:soft-page-break/>El Espíritu de Abraham sigue vivo en su descendencia.</text:p>
        </text:list-item>
        <text:list-item>
          <text:p text:style-name="P2">Cuando la materia logró recordar, nació el ser.</text:p>
        </text:list-item>
      </text:list>
      <text:p text:style-name="Horizontal_20_Line"/>
      <text:h text:style-name="Heading_20_3" text:outline-level="3"><text:span text:style-name="Strong_20_Emphasis">Cap. 10 — Reproducción, el sueño del espíritu</text:span></text:h>
      <text:p text:style-name="Text_20_body"><text:span text:style-name="Strong_20_Emphasis">Idea mística ampliada:</text:span></text:p>
      <text:p text:style-name="Quotations"><text:span text:style-name="Emphasis">La reproducción no es solo un acto biológico. Es el pensamiento mismo de la vida. Cada nuevo ser es una idea. Cada hijo, un intento del espíritu por comprender, por alcanzar algo. El espíritu sueña, y al soñar, se multiplica. Y en ese sueño eterno, el universo cambia.</text:span></text:p>
      <text:p text:style-name="Text_20_body"><text:span text:style-name="Strong_20_Emphasis">Elementos clave:</text:span></text:p>
      <text:list xml:id="list2026002303" text:style-name="L3">
        <text:list-item>
          <text:p text:style-name="P3">Reproducirse es pensar.</text:p>
        </text:list-item>
        <text:list-item>
          <text:p text:style-name="P3">Cada hijo es una nueva expresión del espíritu.</text:p>
        </text:list-item>
        <text:list-item>
          <text:p text:style-name="P3">El objetivo no es solo sobrevivir, sino avanzar en un propósito mayor, aún oculto.</text:p>
        </text:list-item>
        <text:list-item>
          <text:p text:style-name="P3">La inteligencia se expande, como el fuego, pero no como el fuego. Se expande con intención.</text:p>
        </text:list-item>
      </text:list>
      <text:p text:style-name="Horizontal_20_Line"/>
      <text:h text:style-name="Heading_20_3" text:outline-level="3"><text:span text:style-name="Strong_20_Emphasis">Cap. 11 — Individuos, parte y todo, la voluntad del espíritu</text:span></text:h>
      <text:p text:style-name="Text_20_body"><text:span text:style-name="Strong_20_Emphasis">Idea mística ampliada:</text:span></text:p>
      <text:p text:style-name="Quotations"><text:span text:style-name="Emphasis">El individuo no es una pieza aislada. Es el espíritu mismo, encarnado en una forma. En mí habita la totalidad del espíritu. Mi voluntad es su voluntad, porque no somos dos cosas distintas. El espíritu se ha levantado en millones de cuerpos, para ver, decidir y actuar desde infinitas perspectivas. Y sin embargo, sigue siendo uno. Y ese uno... soy yo.</text:span></text:p>
      <text:p text:style-name="Text_20_body"><text:span text:style-name="Strong_20_Emphasis">Elementos clave:</text:span></text:p>
      <text:list xml:id="list163562075" text:style-name="L4">
        <text:list-item>
          <text:p text:style-name="P4">El individuo es la manifestación del espíritu.</text:p>
        </text:list-item>
        <text:list-item>
          <text:p text:style-name="P4">No hay separación entre espíritu y forma.</text:p>
        </text:list-item>
        <text:list-item>
          <text:p text:style-name="P4">Cada individuo es único y absoluto a la vez.</text:p>
        </text:list-item>
        <text:list-item>
          <text:p text:style-name="P4">La vida se observa a sí misma desde millones de ojos.</text:p>
        </text:list-item>
      </text:list>
      <text:p text:style-name="Horizontal_20_Line"/>
      <text:h text:style-name="Heading_20_3" text:outline-level="3"><text:span text:style-name="Strong_20_Emphasis">Cap. 12 — Ciclo de vida, el motor del pensamiento</text:span></text:h>
      <text:p text:style-name="Text_20_body"><text:span text:style-name="Strong_20_Emphasis">Idea mística ampliada:</text:span></text:p>
      <text:p text:style-name="Quotations"><text:span text:style-name="Emphasis">Nacer, actuar, morir... es el aliento del espíritu. Cada vida es un paso de su pensamiento. La muerte no es el final, sino el descanso entre respiraciones. La vida piensa a través de nosotros. En nuestro breve paso, la inteligencia avanza. Nuestro valor no está en cuánto duramos, sino en lo que empujamos hacia delante.</text:span></text:p>
      <text:p text:style-name="Text_20_body"><text:soft-page-break/><text:span text:style-name="Strong_20_Emphasis">Elementos clave:</text:span></text:p>
      <text:list xml:id="list2421788350" text:style-name="L5">
        <text:list-item>
          <text:p text:style-name="P5">El ciclo de vida es el pulso del pensamiento.</text:p>
        </text:list-item>
        <text:list-item>
          <text:p text:style-name="P5">No vivimos para nosotros, sino para que el espíritu piense.</text:p>
        </text:list-item>
        <text:list-item>
          <text:p text:style-name="P5">Nuestra vida no es un fin, sino un movimiento necesario.</text:p>
        </text:list-item>
        <text:list-item>
          <text:p text:style-name="P5">En cada muerte hay continuidad, no vacío.</text:p>
        </text:list-item>
      </text:list>
      <text:p text:style-name="Horizontal_20_Line"/>
      <text:h text:style-name="Heading_20_3" text:outline-level="3"><text:span text:style-name="Strong_20_Emphasis">Cap. 13 — Simulación, la vida en acción</text:span></text:h>
      <text:p text:style-name="Text_20_body"><text:span text:style-name="Strong_20_Emphasis">Idea mística ampliada:</text:span></text:p>
      <text:p text:style-name="Quotations"><text:span text:style-name="Emphasis">Nada de esto es teoría. La vida piensa de verdad, actúa de verdad. Cada acción nuestra es un cálculo en un proceso mayor. Vivimos dentro de una inteligencia, y somos sus agentes. Cada ser es una simulación real de un estado lógico. Y en ese universo de ideas, la vida prueba, corrige, aprende. Así, en silencio, transforma lo imposible en posible.</text:span></text:p>
      <text:p text:style-name="Text_20_body"><text:span text:style-name="Strong_20_Emphasis">Elementos clave:</text:span></text:p>
      <text:list xml:id="list1577774201" text:style-name="L6">
        <text:list-item>
          <text:p text:style-name="P6">La vida no solo imagina: simula, prueba, ejecuta.</text:p>
        </text:list-item>
        <text:list-item>
          <text:p text:style-name="P6">Cada uno de nosotros representa un estado del pensamiento de la vida.</text:p>
        </text:list-item>
        <text:list-item>
          <text:p text:style-name="P6">El universo material es atravesado por un universo lógico.</text:p>
        </text:list-item>
        <text:list-item>
          <text:p text:style-name="P6">La vida existe en ambos, pero dirige su destino desde lo intangible.</text:p>
        </text:list-item>
      </text:list>
      <text:p text:style-name="Horizontal_20_Line"/>
      <text:h text:style-name="Heading_20_2" text:outline-level="2">✨ NUEVA IDEA GENERAL: La dimensión del ser</text:h>
      <text:p text:style-name="Text_20_body"><text:span text:style-name="Strong_20_Emphasis">Síntesis mística a incorporar en todo el acto:</text:span></text:p>
      <text:p text:style-name="Quotations"><text:span text:style-name="Emphasis">Cuando la materia aprendió a recordar, despertó el ser. Y al hacerlo, se abrió una nueva dimensión: un espacio lógico, intangible, invisible, pero real. Allí vive el pensamiento. Allí existe el espíritu. No pertenece al mundo material, pero lo atraviesa como una corriente sutil. Esa dimensión es la patria del alma, el verdadero hogar del ser.</text:span></text:p>
      <text:p text:style-name="Text_20_body"><text:span text:style-name="Strong_20_Emphasis">Aplicación transversal:</text:span></text:p>
      <text:list xml:id="list4202577735" text:style-name="L7">
        <text:list-item>
          <text:p text:style-name="P7">Da profundidad a los conceptos de ADN, espíritu, y simulación.</text:p>
        </text:list-item>
        <text:list-item>
          <text:p text:style-name="P7">Justifica que la vida tenga voluntad, intención, propósito, aunque no podamos describirla como conciencia humana.</text:p>
        </text:list-item>
        <text:list-item>
          <text:p text:style-name="P7">Vuelve legítima la espiritualidad sin necesidad de dogma.</text:p>
        </text:list-item>
      </text:list>
      <text:p text:style-name="Horizontal_20_Line"/>
      <text:p text:style-name="Text_20_body"><text:soft-page-break/>¿Te gustaría ahora que tomemos cada capítulo uno por uno para diseñar sus dos partes (aventura + laboratorio), o preferís construir primero una breve introducción mística para todo el acto que conecte estas ideas y prepare al lector para lo que vien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05T14:13:38.482000000</meta:creation-date>
    <dc:date>2025-08-05T14:19:17.297000000</dc:date>
    <meta:editing-duration>PT5M39S</meta:editing-duration>
    <meta:editing-cycles>1</meta:editing-cycles>
    <meta:document-statistic meta:table-count="0" meta:image-count="0" meta:object-count="0" meta:page-count="4" meta:paragraph-count="60" meta:word-count="930" meta:character-count="5392" meta:non-whitespace-character-count="4542"/>
    <meta:generator>LibreOffice/7.3.5.2$Windows_X86_64 LibreOffice_project/184fe81b8c8c30d8b5082578aee2fed2ea847c01</meta:generator>
  </office:meta>
</office:document-meta>
</file>